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1.34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591cm"/>
    </style:style>
    <style:style style:name="ro1" style:family="table-row">
      <style:table-row-properties style:row-height="0.89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4" table:default-cell-style-name="ce2"/>
        <table:table-column table:style-name="co2" table:default-cell-style-name="ce2"/>
        <table:table-column table:style-name="co1" table:number-columns-repeated="949" table:default-cell-style-name="Default"/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string" calcext:value-type="string">
            <text:p>0 / 271</text:p>
          </table:table-cell>
          <table:table-cell table:number-columns-repeated="94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0 / 145</text:p>
          </table:table-cell>
          <table:table-cell table:number-columns-repeated="94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string" calcext:value-type="string">
            <text:p>0 / 128</text:p>
          </table:table-cell>
          <table:table-cell table:number-columns-repeated="94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string" calcext:value-type="string">
            <text:p>0 / 124</text:p>
          </table:table-cell>
          <table:table-cell table:number-columns-repeated="94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string" calcext:value-type="string">
            <text:p>0 / 141</text:p>
          </table:table-cell>
          <table:table-cell table:number-columns-repeated="949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string" calcext:value-type="string">
            <text:p>0 / 130</text:p>
          </table:table-cell>
          <table:table-cell table:number-columns-repeated="949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0 / 127</text:p>
          </table:table-cell>
          <table:table-cell table:number-columns-repeated="949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0 / 146</text:p>
          </table:table-cell>
          <table:table-cell table:number-columns-repeated="949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0 / 133</text:p>
          </table:table-cell>
          <table:table-cell table:number-columns-repeated="949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0 / 133</text:p>
          </table:table-cell>
          <table:table-cell table:number-columns-repeated="94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1 / 138</text:p>
          </table:table-cell>
          <table:table-cell table:number-columns-repeated="94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1 / 134</text:p>
          </table:table-cell>
          <table:table-cell table:number-columns-repeated="94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1 / 135</text:p>
          </table:table-cell>
          <table:table-cell table:number-columns-repeated="949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0 / 147</text:p>
          </table:table-cell>
          <table:table-cell table:number-columns-repeated="949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 / 130</text:p>
          </table:table-cell>
          <table:table-cell table:number-columns-repeated="949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 / 145</text:p>
          </table:table-cell>
          <table:table-cell table:number-columns-repeated="94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/ 140</text:p>
          </table:table-cell>
          <table:table-cell table:number-columns-repeated="94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71" calcext:value-type="float">
            <text:p>27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3 / 9,965</text:p>
          </table:table-cell>
          <table:table-cell table:number-columns-repeated="949"/>
        </table:table-row>
        <table:table-row table:style-name="ro2">
          <table:table-cell table:style-name="Default" table:number-columns-repeated="75"/>
          <table:table-cell table:number-columns-repeated="949"/>
        </table:table-row>
        <table:table-row table:style-name="ro2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14 / 36</text:p>
          </table:table-cell>
          <table:table-cell table:number-columns-repeated="94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3 / 18</text:p>
          </table:table-cell>
          <table:table-cell table:number-columns-repeated="949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string" calcext:value-type="string">
            <text:p>2 / 18</text:p>
          </table:table-cell>
          <table:table-cell table:number-columns-repeated="949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4269" calcext:value-type="float">
            <text:p>0.4269</text:p>
          </table:table-cell>
          <table:table-cell office:value-type="string" calcext:value-type="string">
            <text:p>561 / 1,314</text:p>
          </table:table-cell>
          <table:table-cell table:number-columns-repeated="949"/>
        </table:table-row>
      </table:table>
      <table:table table:name="Sheet2" table:style-name="ta1">
        <table:table-column table:style-name="co1" table:number-columns-repeated="73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49" table:default-cell-style-name="Default"/>
        <table:table-row table:style-name="ro2">
          <table:table-cell table:style-name="ce1" office:value-type="string" calcext:value-type="string">
            <text:p>test</text:p>
          </table:table-cell>
          <table:table-cell table:number-columns-repeated="1023"/>
        </table:table-row>
        <table:table-row table:style-name="ro2">
          <table:table-cell table:style-name="ce1"/>
          <table:table-cell office:value-type="string" calcext:value-type="string">
            <text:p>あ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ゐ</text:p>
          </table:table-cell>
          <table:table-cell office:value-type="string" calcext:value-type="string">
            <text:p>ゑ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が</text:p>
          </table:table-cell>
          <table:table-cell office:value-type="string" calcext:value-type="string">
            <text:p>ぎ</text:p>
          </table:table-cell>
          <table:table-cell office:value-type="string" calcext:value-type="string">
            <text:p>ぐ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ざ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ぜ</text:p>
          </table:table-cell>
          <table:table-cell office:value-type="string" calcext:value-type="string">
            <text:p>ぞ</text:p>
          </table:table-cell>
          <table:table-cell office:value-type="string" calcext:value-type="string">
            <text:p>だ</text:p>
          </table:table-cell>
          <table:table-cell office:value-type="string" calcext:value-type="string">
            <text:p>ぢ</text:p>
          </table:table-cell>
          <table:table-cell office:value-type="string" calcext:value-type="string">
            <text:p>づ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  <table:table-cell office:value-type="string" calcext:value-type="string">
            <text:p>ぱ</text:p>
          </table:table-cell>
          <table:table-cell office:value-type="string" calcext:value-type="string">
            <text:p>ぴ</text:p>
          </table:table-cell>
          <table:table-cell office:value-type="string" calcext:value-type="string">
            <text:p>ぷ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ぺ</text:p>
          </table:table-cell>
          <table:table-cell office:value-type="string" calcext:value-type="string">
            <text:p>ぽ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14 / 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string" calcext:value-type="string">
            <text:p>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4269" calcext:value-type="float">
            <text:p>0.4269</text:p>
          </table:table-cell>
          <table:table-cell office:value-type="string" calcext:value-type="string">
            <text:p>561 / 1,314</text:p>
          </table:table-cell>
          <table:table-cell table:number-columns-repeated="949"/>
        </table:table-row>
        <table:table-row table:style-name="ro2">
          <table:table-cell table:style-name="Default" table:number-columns-repeated="75"/>
          <table:table-cell table:number-columns-repeated="949"/>
        </table:table-row>
        <table:table-row table:style-name="ro2">
          <table:table-cell table:style-name="ce1"/>
          <table:table-cell office:value-type="string" calcext:value-type="string">
            <text:p>あ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ゐ</text:p>
          </table:table-cell>
          <table:table-cell office:value-type="string" calcext:value-type="string">
            <text:p>ゑ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が</text:p>
          </table:table-cell>
          <table:table-cell office:value-type="string" calcext:value-type="string">
            <text:p>ぎ</text:p>
          </table:table-cell>
          <table:table-cell office:value-type="string" calcext:value-type="string">
            <text:p>ぐ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ざ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ぜ</text:p>
          </table:table-cell>
          <table:table-cell office:value-type="string" calcext:value-type="string">
            <text:p>ぞ</text:p>
          </table:table-cell>
          <table:table-cell office:value-type="string" calcext:value-type="string">
            <text:p>だ</text:p>
          </table:table-cell>
          <table:table-cell office:value-type="string" calcext:value-type="string">
            <text:p>ぢ</text:p>
          </table:table-cell>
          <table:table-cell office:value-type="string" calcext:value-type="string">
            <text:p>づ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  <table:table-cell office:value-type="string" calcext:value-type="string">
            <text:p>ぱ</text:p>
          </table:table-cell>
          <table:table-cell office:value-type="string" calcext:value-type="string">
            <text:p>ぴ</text:p>
          </table:table-cell>
          <table:table-cell office:value-type="string" calcext:value-type="string">
            <text:p>ぷ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ぺ</text:p>
          </table:table-cell>
          <table:table-cell office:value-type="string" calcext:value-type="string">
            <text:p>ぽ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office:value-type="float" office:value="271" calcext:value-type="float">
            <text:p>27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string" calcext:value-type="string">
            <text:p>0 / 27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0 / 14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string" calcext:value-type="string">
            <text:p>0 / 12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string" calcext:value-type="string">
            <text:p>0 / 12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string" calcext:value-type="string">
            <text:p>0 / 14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string" calcext:value-type="string">
            <text:p>0 / 13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0 / 12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0 / 14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0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0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1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1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1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0 / 14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 / 13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 / 14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71" calcext:value-type="float">
            <text:p>27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3 / 9,965</text:p>
          </table:table-cell>
          <table:table-cell table:number-columns-repeated="949"/>
        </table:table-row>
        <table:table-row table:style-name="ro2" table:number-rows-repeated="2">
          <table:table-cell table:style-name="Default" table:number-columns-repeated="75"/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style-name="Default" table:number-columns-repeated="74"/>
          <table:table-cell table:number-columns-repeated="9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3:12:39.052281469</meta:creation-date>
    <dc:date>2015-07-17T21:37:41.791728625</dc:date>
    <meta:editing-duration>PT8H21M39S</meta:editing-duration>
    <meta:editing-cycles>2</meta:editing-cycles>
    <meta:generator>LibreOffice/4.2.8.2$Linux_X86_64 LibreOffice_project/420m0$Build-2</meta:generator>
    <meta:document-statistic meta:table-count="2" meta:cell-count="22269" meta:object-count="0"/>
  </office:meta>
</office:document-meta>
</file>